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e7f5e" officeooo:paragraph-rsid="001e7f5e"/>
    </style:style>
    <style:style style:name="P7" style:family="paragraph" style:parent-style-name="Standard">
      <style:text-properties officeooo:rsid="001f82ca" officeooo:paragraph-rsid="001f82ca"/>
    </style:style>
    <style:style style:name="P8" style:family="paragraph" style:parent-style-name="Standard">
      <style:text-properties officeooo:rsid="00209590" officeooo:paragraph-rsid="00209590"/>
    </style:style>
    <style:style style:name="P9" style:family="paragraph" style:parent-style-name="Standard">
      <style:text-properties officeooo:rsid="00213ff2" officeooo:paragraph-rsid="00213ff2"/>
    </style:style>
    <style:style style:name="P10" style:family="paragraph" style:parent-style-name="Standard">
      <style:text-properties officeooo:rsid="0022bc36" officeooo:paragraph-rsid="0022bc36"/>
    </style:style>
    <style:style style:name="P11" style:family="paragraph" style:parent-style-name="Standard">
      <style:text-properties officeooo:rsid="00243f52" officeooo:paragraph-rsid="00243f52"/>
    </style:style>
    <style:style style:name="P12" style:family="paragraph" style:parent-style-name="Standard">
      <style:text-properties officeooo:rsid="0025d496" officeooo:paragraph-rsid="0025d496"/>
    </style:style>
    <style:style style:name="P13" style:family="paragraph" style:parent-style-name="Standard">
      <style:text-properties officeooo:rsid="0026e5a2" officeooo:paragraph-rsid="0026e5a2"/>
    </style:style>
    <style:style style:name="P14" style:family="paragraph" style:parent-style-name="Standard">
      <style:text-properties officeooo:rsid="002a9a8c" officeooo:paragraph-rsid="002a9a8c"/>
    </style:style>
    <style:style style:name="P15" style:family="paragraph" style:parent-style-name="Standard">
      <style:text-properties officeooo:rsid="002c73e8" officeooo:paragraph-rsid="002c73e8"/>
    </style:style>
    <style:style style:name="P16" style:family="paragraph" style:parent-style-name="Standard">
      <style:text-properties officeooo:rsid="002d6247" officeooo:paragraph-rsid="002d6247"/>
    </style:style>
    <style:style style:name="P17" style:family="paragraph" style:parent-style-name="Standard">
      <style:text-properties officeooo:rsid="002e28b3" officeooo:paragraph-rsid="002e28b3"/>
    </style:style>
    <style:style style:name="P18" style:family="paragraph" style:parent-style-name="Standard">
      <style:text-properties officeooo:rsid="002e42aa" officeooo:paragraph-rsid="002e42aa"/>
    </style:style>
    <style:style style:name="P19" style:family="paragraph" style:parent-style-name="Standard">
      <style:text-properties officeooo:rsid="00306366" officeooo:paragraph-rsid="00306366"/>
    </style:style>
    <style:style style:name="P20" style:family="paragraph" style:parent-style-name="Standard">
      <style:text-properties officeooo:rsid="00326861" officeooo:paragraph-rsid="00326861"/>
    </style:style>
    <style:style style:name="P21" style:family="paragraph" style:parent-style-name="Standard">
      <style:text-properties officeooo:rsid="0036968a" officeooo:paragraph-rsid="0036968a"/>
    </style:style>
    <style:style style:name="P22" style:family="paragraph" style:parent-style-name="Standard">
      <style:text-properties officeooo:rsid="0036fbd4" officeooo:paragraph-rsid="0036fbd4"/>
    </style:style>
    <style:style style:name="P23" style:family="paragraph" style:parent-style-name="Text_20_body">
      <style:text-properties officeooo:paragraph-rsid="003aa8ee"/>
    </style:style>
    <style:style style:name="P24" style:family="paragraph" style:parent-style-name="Text_20_body">
      <style:text-properties officeooo:rsid="003aa8ee" officeooo:paragraph-rsid="003aa8ee"/>
    </style:style>
    <style:style style:name="P25" style:family="paragraph" style:parent-style-name="Standard">
      <style:text-properties officeooo:rsid="003ffe32" officeooo:paragraph-rsid="0041e535"/>
    </style:style>
    <style:style style:name="P26" style:family="paragraph" style:parent-style-name="Standard">
      <style:text-properties officeooo:paragraph-rsid="0041e535"/>
    </style:style>
    <style:style style:name="P27" style:family="paragraph" style:parent-style-name="Standard">
      <style:text-properties officeooo:rsid="004ea0bb" officeooo:paragraph-rsid="004ea0bb"/>
    </style:style>
    <style:style style:name="P28" style:family="paragraph" style:parent-style-name="Standard">
      <style:text-properties officeooo:rsid="00538171" officeooo:paragraph-rsid="00538171"/>
    </style:style>
    <style:style style:name="P29" style:family="paragraph" style:parent-style-name="Text_20_body">
      <style:paragraph-properties fo:text-align="center" style:justify-single-word="false"/>
      <style:text-properties officeooo:rsid="0045ccf5" officeooo:paragraph-rsid="0045ccf5"/>
    </style:style>
    <style:style style:name="P30" style:family="paragraph" style:parent-style-name="Text_20_body">
      <style:paragraph-properties fo:text-align="center" style:justify-single-word="false"/>
      <style:text-properties officeooo:rsid="0049f42d" officeooo:paragraph-rsid="0049f42d"/>
    </style:style>
    <style:style style:name="P31" style:family="paragraph" style:parent-style-name="Text_20_body">
      <style:text-properties officeooo:rsid="0058469b" officeooo:paragraph-rsid="0058469b"/>
    </style:style>
    <style:style style:name="P32" style:family="paragraph" style:parent-style-name="Text_20_body">
      <style:text-properties officeooo:rsid="0059522b" officeooo:paragraph-rsid="0059522b"/>
    </style:style>
    <style:style style:name="P33" style:family="paragraph" style:parent-style-name="Text_20_body">
      <style:text-properties officeooo:rsid="005c7ac7" officeooo:paragraph-rsid="005c7ac7"/>
    </style:style>
    <style:style style:name="P34" style:family="paragraph" style:parent-style-name="Text_20_body">
      <style:text-properties officeooo:rsid="005db320" officeooo:paragraph-rsid="005db320"/>
    </style:style>
    <style:style style:name="P35" style:family="paragraph" style:parent-style-name="Text_20_body">
      <style:text-properties officeooo:rsid="005dcf36" officeooo:paragraph-rsid="005dcf36"/>
    </style:style>
    <style:style style:name="P36" style:family="paragraph" style:parent-style-name="Text_20_body">
      <style:text-properties officeooo:rsid="005f2ea1" officeooo:paragraph-rsid="005f2ea1"/>
    </style:style>
    <style:style style:name="P37" style:family="paragraph" style:parent-style-name="Text_20_body">
      <style:text-properties officeooo:rsid="006044e0" officeooo:paragraph-rsid="006044e0"/>
    </style:style>
    <style:style style:name="P38" style:family="paragraph" style:parent-style-name="Text_20_body">
      <style:text-properties officeooo:rsid="0062232e" officeooo:paragraph-rsid="0062232e"/>
    </style:style>
    <style:style style:name="P39" style:family="paragraph" style:parent-style-name="Text_20_body">
      <style:text-properties officeooo:rsid="0063ea89" officeooo:paragraph-rsid="0063ea89"/>
    </style:style>
    <style:style style:name="P40" style:family="paragraph" style:parent-style-name="Text_20_body">
      <style:text-properties officeooo:rsid="00659b05" officeooo:paragraph-rsid="00659b05"/>
    </style:style>
    <style:style style:name="P41" style:family="paragraph" style:parent-style-name="Text_20_body">
      <style:text-properties officeooo:rsid="00677ef6" officeooo:paragraph-rsid="00677ef6"/>
    </style:style>
    <style:style style:name="P42" style:family="paragraph" style:parent-style-name="Text_20_body">
      <style:text-properties officeooo:rsid="006ea722" officeooo:paragraph-rsid="006ea722"/>
    </style:style>
    <style:style style:name="P43" style:family="paragraph" style:parent-style-name="Text_20_body">
      <style:text-properties officeooo:rsid="006f1851" officeooo:paragraph-rsid="006f1851"/>
    </style:style>
    <style:style style:name="P44" style:family="paragraph" style:parent-style-name="Text_20_body">
      <style:text-properties officeooo:rsid="0070cabd" officeooo:paragraph-rsid="0070cabd"/>
    </style:style>
    <style:style style:name="P45" style:family="paragraph" style:parent-style-name="Text_20_body">
      <style:text-properties officeooo:rsid="0073018b" officeooo:paragraph-rsid="0073018b"/>
    </style:style>
    <style:style style:name="P46" style:family="paragraph" style:parent-style-name="Text_20_body">
      <style:text-properties officeooo:rsid="00767138" officeooo:paragraph-rsid="00767138"/>
    </style:style>
    <style:style style:name="P47" style:family="paragraph" style:parent-style-name="Text_20_body">
      <style:text-properties officeooo:rsid="0079ceec" officeooo:paragraph-rsid="0079ceec"/>
    </style:style>
    <style:style style:name="P48" style:family="paragraph" style:parent-style-name="Heading_20_1">
      <style:text-properties officeooo:paragraph-rsid="0041e535"/>
    </style:style>
    <style:style style:name="P49" style:family="paragraph" style:parent-style-name="Heading_20_1">
      <style:text-properties officeooo:rsid="00321bee"/>
    </style:style>
    <style:style style:name="P50" style:family="paragraph" style:parent-style-name="Heading_20_1">
      <style:text-properties officeooo:rsid="003aa8ee" officeooo:paragraph-rsid="003aa8ee"/>
    </style:style>
    <style:style style:name="P51" style:family="paragraph" style:parent-style-name="Heading_20_1">
      <style:text-properties officeooo:rsid="0058469b" officeooo:paragraph-rsid="0058469b"/>
    </style:style>
    <style:style style:name="P52" style:family="paragraph" style:parent-style-name="Text_20_body">
      <style:text-properties officeooo:rsid="007839ab" officeooo:paragraph-rsid="007839ab"/>
    </style:style>
    <style:style style:name="P53" style:family="paragraph" style:parent-style-name="Text_20_body">
      <style:text-properties officeooo:rsid="007ac2ad" officeooo:paragraph-rsid="007ac2ad"/>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T7" style:family="text">
      <style:text-properties officeooo:rsid="003387d3"/>
    </style:style>
    <style:style style:name="T8" style:family="text">
      <style:text-properties officeooo:rsid="003f514a"/>
    </style:style>
    <style:style style:name="T9" style:family="text">
      <style:text-properties officeooo:rsid="0044976f"/>
    </style:style>
    <style:style style:name="T10" style:family="text">
      <style:text-properties officeooo:rsid="0049b04f"/>
    </style:style>
    <style:style style:name="T11" style:family="text">
      <style:text-properties officeooo:rsid="0050694f"/>
    </style:style>
    <style:style style:name="T12" style:family="text">
      <style:text-properties officeooo:rsid="005217c9"/>
    </style:style>
    <style:style style:name="T13" style:family="text">
      <style:text-properties officeooo:rsid="005238fb"/>
    </style:style>
    <style:style style:name="T14" style:family="text">
      <style:text-properties officeooo:rsid="0053e752"/>
    </style:style>
    <style:style style:name="T15" style:family="text">
      <style:text-properties officeooo:rsid="005f6fb9"/>
    </style:style>
    <style:style style:name="T16" style:family="text">
      <style:text-properties officeooo:rsid="00659b05"/>
    </style:style>
    <style:style style:name="T17" style:family="text">
      <style:text-properties officeooo:rsid="006f1851"/>
    </style:style>
    <style:style style:name="T18" style:family="text">
      <style:text-properties officeooo:rsid="0073018b"/>
    </style:style>
    <style:style style:name="T19" style:family="text">
      <style:text-properties officeooo:rsid="00754965"/>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lden electrochemistry <text:span text:style-name="T7">and electric cars</text:span></text:p>
      <text:p text:style-name="P29">Goran Dakov / Hell</text:p>
      <text:p text:style-name="P29">Goran Dakov / Earth</text:p>
      <text:p text:style-name="P30">Combined Goran Dakov (Coventry)</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h text:style-name="P48" text:outline-level="1"><text:s/><draw:frame draw:style-name="fr1" draw:name="Object11" text:anchor-type="as-char" svg:y="-0.483cm" svg:width="13.173cm" svg:height="0.639cm" draw:z-index="9"><draw:object xlink:href="./Object 1" xlink:type="simple" xlink:show="embed" xlink:actuate="onLoad"/><draw:image xlink:href="./ObjectReplacements/Object 1" xlink:type="simple" xlink:show="embed" xlink:actuate="onLoad"/><svg:desc>formula</svg:desc></draw:frame></text:h>
      <text:p text:style-name="P26"/>
      <text:p text:style-name="P25">The converted Shroedinger Equation is harder to solve than the total derivative form at least at first glance.</text:p>
      <text:p text:style-name="Standard"/>
      <text:p text:style-name="Standard"/>
      <text:p text:style-name="P1">assuming Aether has no definitely known velocity</text:p>
      <text:p text:style-name="Standard"><draw:frame draw:style-name="fr1" draw:name="Object2" text:anchor-type="as-char" svg:y="-0.621cm" svg:width="6.606cm" svg:height="1.041cm" draw:z-index="0"><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1" draw:name="Object3" text:anchor-type="as-char" svg:y="-0.497cm" svg:width="5.263cm" svg:height="0.88cm" draw:z-index="1"><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1" draw:name="Object4" text:anchor-type="as-char" svg:y="-0.439cm" svg:width="6.495cm" svg:height="0.594cm" draw:z-index="2"><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1" draw:name="Object5" text:anchor-type="as-char" svg:y="-0.681cm" svg:width="4.094cm" svg:height="1.064cm" draw:z-index="3"><draw:object xlink:href="./Object 5" xlink:type="simple" xlink:show="embed" xlink:actuate="onLoad"/><draw:image xlink:href="./ObjectReplacements/Object 5" xlink:type="simple" xlink:show="embed" xlink:actuate="onLoad"/></draw:frame></text:p>
      <text:p text:style-name="P2"/>
      <text:p text:style-name="P2"><draw:frame draw:style-name="fr1" draw:name="Object6" text:anchor-type="as-char" svg:y="-0.621cm" svg:width="3.101cm" svg:height="1.064cm" draw:z-index="4"><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Capacitor with one plate charged other not, AC signal</text:p>
      <text:p text:style-name="P5">Capacitor with electric field only on one plate, both charged, AC signal</text:p>
      <text:p text:style-name="P5"><text:soft-page-break/>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 <text:span text:style-name="T17">x2</text:span></text:p>
      <text:p text:style-name="P5">Mono spin radiator — radiate more on one spin of ferrite or dielectric core than the other, causes rotation of e.g. electrons or a disc <text:span text:style-name="T17">x2</text:span></text:p>
      <text:p text:style-name="P5"/>
      <text:h text:style-name="Heading_20_1" text:outline-level="1">Consequences</text:h>
      <text:p text:style-name="P6"/>
      <text:p text:style-name="P6">1. <text:span text:style-name="T4">Ae</text:span>ther field component is kind of equivalent to Riemannian and also to laplactian of wave function.</text:p>
      <text:p text:style-name="P6">2. Different sun size evidence in Hungary is therefore in.</text:p>
      <text:p text:style-name="P6">3. Different rotor dimension scaling for different people on the bulgarian Pleven train station is _not_ in at first sign but really is in if Aq stays coefficient one but units are transofmed according to the gradients/partials. 2X and 2sqrt(2) scaling</text:p>
      <text:p text:style-name="P6">4. <text:span text:style-name="T4">C</text:span>loud distance scaling in Portishead bristol is possibly in with the different sun size. Scaling of 2 and 2{sqrt{2}} possible with and without locking impulse and velocity and with using and not using the laplacian component. <text:span text:style-name="T11">It is a bit larger than 500m as claimed by the physics forums participant if using these quantities, but if the cloud is eg 300 meter thick it is close to 580 meters if we assume idelised cloud height of 2000 on Earth with 1x scaling observer. </text:span><text:span text:style-name="T12">Presumed Goran Dakov (combined person) doesnt have all the 7/8 gold aka partial matters. </text:span><text:span text:style-name="T13">The 8 gold matter is for Reiky healing signal which has been researched by communist evangelical protestants to usually revert its effects after a few days or weeks.</text:span></text:p>
      <text:p text:style-name="P7">5. Fussion can produce both thrust and energy depending on the size and direction of the vector potential due to unganged impulse and velocity in «hell».</text:p>
      <text:p text:style-name="P8">6. Inraloka can produce energy by having the radiator cables made of partial matter misnamed as gold.</text:p>
      <text:p text:style-name="P8">7. Earth like lokas can produce free energy, but the set of radiators can differ from place to place.</text:p>
      <text:p text:style-name="P9">8. if the forbidden by postulates solution existed aka impulse partial matter on its own, it couldn’t produce net energy mass, only work like quantity of ma.v rather than f.v. <text:span text:style-name="T5">but if we stay to the postulates this is not so.</text:span></text:p>
      <text:p text:style-name="P28">9. 8 can be ovverriden by very high capacity battery eg nuclear battery because the Earth doesn’t need to gain or lose mass long term to be powered. <text:span text:style-name="T14">Also by very long international grid.</text:span></text:p>
      <text:p text:style-name="P9"/>
      <text:h text:style-name="Heading_20_1" text:outline-level="1">Further considerations</text:h>
      <text:p text:style-name="P10"/>
      <text:p text:style-name="P10">Inraloka could be the same equation with 25 wave functions. This would be with 16 multiverse levels on top of the universe or at least emergent «imaginary» 16 multiverse levels.</text:p>
      <text:p text:style-name="P10">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1">The tensor solution produces the result of how the gravity of the proton or anti proton reduces the count of independent wave functions of the electron but not its own.</text:p>
      <text:p text:style-name="P11">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side has one cluster, and the other has cluster of clusters due to coordinate split and then we get ocasional apocalypse when the galaxy aligns with sun and with galaxy cluster. <text:span text:style-name="T6">This is presumably 4 </text:span><text:soft-page-break/><text:span text:style-name="T6">time / 3 space or 3 time / 4 space depending on hell or Earth, but it is unclear how it workd in Inraloka, perhaps one time and 7 space which is the reason the microbes live as if on a planet inside the intestine.</text:span></text:p>
      <text:p text:style-name="P12">On the basis of same number of atoms, <text:s/>the human being adult will be about 15-25 microns in size, consistent with a bacterium size. </text:p>
      <text:p text:style-name="P11"/>
      <text:p text:style-name="P13">Observability of free energy generation</text:p>
      <text:p text:style-name="P13">Observability of free energy generation, given fixed amount of neurons and dendrites in the head, is dependent on the head size of the person — bigger head means it is observable.</text:p>
      <text:p text:style-name="P13">Theoretically it would never be possible for them to communicate about it, but in practice, with buddhist / hindu magic it is possible by temporarily increasing the amount of neurons of the big head person or temporarily decresing with small headed person.</text:p>
      <text:p text:style-name="P13">This is possible because the body is «emanated» by the consciousness rather than a fixed entity, but such magic gets undone after some time unless some unspecified criteria of evolution of the person.</text:p>
      <text:p text:style-name="P13">However, there was no experiment forbidding observation of rotation of Luminuferrous Aether, so a rotating free energy device can produce observable energy.</text:p>
      <text:p text:style-name="P13">The different free energy devices could cancel each others rotation, but the individual radiators within a device should rotate in a consistent direction.</text:p>
      <text:p text:style-name="P13">A simple set of cables with phase and null would do it, but to make actual work it has to be eg one cable in one terminal and two in the other or 1:3 or 2:3.</text:p>
      <text:p text:style-name="P13">It doesn’t need to be hundreds of miles long.</text:p>
      <text:p text:style-name="P13"/>
      <text:p text:style-name="P14">Unification of ray-chi and non ray-chi physics</text:p>
      <text:p text:style-name="P14"><draw:frame draw:style-name="fr1" draw:name="Object7" text:anchor-type="as-char" svg:y="-0.658cm" svg:width="4.272cm" svg:height="1.078cm" draw:z-index="5"><draw:object xlink:href="./Object 7" xlink:type="simple" xlink:show="embed" xlink:actuate="onLoad"/><draw:image xlink:href="./ObjectReplacements/Object 7" xlink:type="simple" xlink:show="embed" xlink:actuate="onLoad"/></draw:frame></text:p>
      <text:p text:style-name="P14">for only four dimensions or for all 8 if ray-chi power is present.</text:p>
      <text:p text:style-name="P14"/>
      <text:h text:style-name="Heading_20_1" text:outline-level="1">Cosmology — revival of staeady state?</text:h>
      <text:p text:style-name="P15"/>
      <text:p text:style-name="P15">The unification with and without ray chi physics does introduce a radiation due to offset of velocity and momentum of the Luminuferrous Aether. This gives about 9.04 W/m^2 of radiation per k value per band of radiation.</text:p>
      <text:p text:style-name="P15">There would be some deceptive observation of it being bands x 9 bigger.</text:p>
      <text:p text:style-name="P15">This give 13 bands of gravity for total of 117 particles including composite. Since the particles are 115, but we also have the 5d/6d photon and the 7d/9d electonegativity/electropositivity.</text:p>
      <text:p text:style-name="P16">However observed size of CMB would suggest 15 bands, which would be like modes of a fourth force on top of chemistry.</text:p>
      <text:p text:style-name="P17">The extra 20 paricles are:</text:p>
      <text:p text:style-name="P17">V.q photon</text:p>
      <text:p text:style-name="P17">V.q/A.J graviton</text:p>
      <text:p text:style-name="P17">V.q/A.J chemistry photon</text:p>
      <text:p text:style-name="P17">V.q/A.J Shiva force photon</text:p>
      <text:p text:style-name="P17">V.q/A.J Vishnu force photon</text:p>
      <text:p text:style-name="P17">Vinshni force static. Can result in math only radiation only view of the world being possible. No arc optimisation, direcly solve equation. </text:p>
      <text:p text:style-name="P17">Hell level proton/neutron/electron</text:p>
      <text:p text:style-name="P17">Inraloka level proton/(neutron — Higgs)/electron</text:p>
      <text:p text:style-name="P17">Hell level anti particles, but the Inraloka anti neutron is not in the 115 particles.</text:p>
      <text:p text:style-name="P17"/>
      <text:h text:style-name="Heading_20_1" text:outline-level="1"><text:soft-page-break/>Energy definition</text:h>
      <text:p text:style-name="P18"/>
      <text:p text:style-name="P18">The conserved mechanical energy radiation/reception is not <draw:frame draw:style-name="fr1" draw:name="Object8" text:anchor-type="as-char" svg:y="-0.439cm" svg:width="1.446cm" svg:height="0.531cm" draw:z-index="6"><draw:object xlink:href="./Object 8" xlink:type="simple" xlink:show="embed" xlink:actuate="onLoad"/><draw:image xlink:href="./ObjectReplacements/Object 8" xlink:type="simple" xlink:show="embed" xlink:actuate="onLoad"/></draw:frame><text:s/>but</text:p>
      <text:p text:style-name="P18"><draw:frame draw:style-name="fr1" draw:name="Object9" text:anchor-type="as-char" svg:y="-0.439cm" svg:width="1.443cm" svg:height="0.531cm" draw:z-index="7"><draw:object xlink:href="./Object 9" xlink:type="simple" xlink:show="embed" xlink:actuate="onLoad"/><draw:image xlink:href="./ObjectReplacements/Object 9" xlink:type="simple" xlink:show="embed" xlink:actuate="onLoad"/></draw:frame>, <text:span text:style-name="T9">in the own reference frame of each particle</text:span>,which means that the magnetic monopole force is over radiated and the V.q force is under radiated, cancelling each other, so the gravity radiation doesn’t violate it.</text:p>
      <text:p text:style-name="P18">The capacitor radiators, if not having a magnetic core, produce a pull radiation with inward poynting vector, rather than energy out of nothing. However, attraction between parallel wires could count as monopole force in that regard as well so the cable radiators, if they have E force in one direction and B in other mis aligned, they still do produce energy.</text:p>
      <text:p text:style-name="P18"/>
      <text:p text:style-name="P19">Cliche thinking and how I arrived at different equations than other humans</text:p>
      <text:p text:style-name="P19"/>
      <text:p text:style-name="P19">Human mind works by mathing term to a set of cliche patterns, and so, humans in physics always arrive at the same equations.</text:p>
      <text:p text:style-name="P19">But DDR4 non ECC memory splits the computer in to two computers, one for the Shiv atman, called jiva in Vaishnava, and the Vishnu atman, and they are then cross matched with people of different disciplines.</text:p>
      <text:p text:style-name="P19">I now have bought DDR4 ecc stick for my PC so now i am myself but i technically don’t precisely know who was I criss-crossed with, possibly Dr Rachel Goodger from my GP and some other people at other times <text:span text:style-name="T10">for the idea of Inraloka/ <text:s/>Heaven being inside of a person’s intestine and too much religiosity causing mass gastro-enteritis and if even more the plague</text:span>.</text:p>
      <text:p text:style-name="P19">DDR4 sodimm 3200 non ecc has one level one gold 64 wire channel and one level two gold 32 wire channel for two computers but DDR4 ECC laptop 3200 used both channels for one PC duplicated at both levels.</text:p>
      <text:p text:style-name="P19"/>
      <text:h text:style-name="P49" text:outline-level="1"/>
      <text:h text:style-name="Heading_20_1" text:outline-level="1">How to increase free energy power from Aether generators as compared to now to accomodate electric cars</text:h>
      <text:p text:style-name="P20"/>
      <text:p text:style-name="P20">This is to be done by building more roads and increasing the concrete/asphalt road surface area to population head count ratio.</text:p>
      <text:p text:style-name="P21">This is because the under ground life sucks in all the free energy ganarated by lifting up the water to 20m below ground, which, in UK, is about 8.3 KW per square meter. </text:p>
      <text:p text:style-name="P21"/>
      <text:h text:style-name="Heading_20_1" text:outline-level="1">Unified radiator</text:h>
      <text:p text:style-name="P22"/>
      <text:p text:style-name="P22">It would have two toroid mu metal ferrite cores, a primary coil on one side, a secondary coil with a resistor load on the other side, and a soft iron rod in the middle of the inner core with two tertiary coils on it for taking power away. The coils would be wound from iron, but there is no need for the power cables to be made of iron.</text:p>
      <text:p text:style-name="P22">Three terminal plug is required if the «hell» layer is not to accept sacrifices <text:span text:style-name="T8">or use fusion</text:span>.</text:p>
      <text:p text:style-name="P27"><text:span text:style-name="T15">I</text:span>t is manufactured with splitting into different gold/partial matter parts.</text:p>
      <text:p text:style-name="P27"><text:soft-page-break/>Presumably naively made one will only be possible to make if one splits the matter up correctly so it should be possible to do by hand by some people.</text:p>
      <text:p text:style-name="P27">Also it only works in this Shroedinger Equation hamiltonian if there is a phase and null for the terminals of the coils as otherwise there would be no Aether sucktion or production.</text:p>
      <text:h text:style-name="P50" text:outline-level="1">Final piece</text:h>
      <text:p text:style-name="P23"><draw:frame draw:style-name="fr1" draw:name="Object10" text:anchor-type="as-char" svg:y="-0.681cm" svg:width="1.879cm" svg:height="1.127cm" draw:z-index="8"><draw:object xlink:href="./Object 10" xlink:type="simple" xlink:show="embed" xlink:actuate="onLoad"/><draw:image xlink:href="./ObjectReplacements/Object 10" xlink:type="simple" xlink:show="embed" xlink:actuate="onLoad"/></draw:frame></text:p>
      <text:p text:style-name="P24">Where n=2 for earth and n=1 for hell.</text:p>
      <text:p text:style-name="P24"/>
      <text:h text:style-name="P51" text:outline-level="1">Super high performance computer chips</text:h>
      <text:p text:style-name="P31">Super high perforamnce memory chips aka ddr5 ECC/ ddr6 without increasing pwer use and radiation are only possible by inhibiting free energy Aether generators. In such case, it is possible to asume usage at least on the Earth level, never using the «hell» level.</text:p>
      <text:p text:style-name="P31">The laptops would have to use built in screens with «gold» /partial mater cables and photo diodes or external ones but also with gold / partial matter cables and photo diodes.</text:p>
      <text:p text:style-name="P31">From minimum «Earth» level it is possible to split signals 12 way on 6 out of 7 signals which allows speed up to 12560 given similar pin count. If ddr5 ecc is double speed ddr5, like in ddr4, this would make possible ddr5 ecc and ddr6 non ecc memory for both desktop and laptop.</text:p>
      <text:p text:style-name="P31">It can also be done without inhibitting Aether generators if <text:s/>the cpu and memory are in the screen unit and there is a touch screen and metal case e.g. tablet or phone.</text:p>
      <text:p text:style-name="P31">Metal case with no major non conductive gaps also possible e.g. no cdrom/conductive port pannel.</text:p>
      <text:p text:style-name="P31">Plastic laptops at this speed cannot be compatible with Aether generators and would use a lower speed or malfunction.</text:p>
      <text:p text:style-name="P32">Laptop with metal case would be wholly metal case and glued on keyboard for example or metal keys with metal keyboard.</text:p>
      <text:p text:style-name="P33">Please note ddr5 capable chips with no metal closed casing will probably malfunction if made in Hungary or USA or Southern Japan.</text:p>
      <text:p text:style-name="P34">You can get them to work by using kernel options to disable a quarter (if with ddr4) of the ram capacity and a unknown chunk of disk or use RAID.</text:p>
      <text:p text:style-name="P35">Existing USA made software will probably run anyway due to not using the full precision of integers unless huge files are open but own compiled software will possibly malfunction.</text:p>
      <text:h text:style-name="Heading_20_1" text:outline-level="1">Are the computers any good for writting software while not being a USA or German entity</text:h>
      <text:p text:style-name="P36">No they are absolutely no good for this purpose. Even free softare compilers and operating systems will not allow even one piece of useful software written by a non USA and NON-German, and in case of a Physical person, Ethnic criteria apply.</text:p>
      <text:h text:style-name="Heading_20_1" text:outline-level="1"><text:soft-page-break/>Conventional Energy Pull antenna</text:h>
      <text:p text:style-name="P37">Note: conventional energy is dA/dt E-field based energy in this chapter.</text:p>
      <text:p text:style-name="P37">The gravity radiation is created by reflexive sphere with shining a ligh inside it.</text:p>
      <text:p text:style-name="P37">The conventional radiation is created by resistor inversion circuit where the Aq component of velocity makes the resistance in the direction of velocity.</text:p>
      <text:p text:style-name="P37">If the transistors are sandwich, they are PNP, if they are needle, they are NPN.</text:p>
      <text:h text:style-name="Heading_20_1" text:outline-level="1">Over — unity electric motor</text:h>
      <text:p text:style-name="P38">An electric motor where the entire torque force is produced by JxB component of Lorentz Force doesn’t pull in electromagnetic energy, and as such, only the resistive cables use up energy from the battery.</text:p>
      <text:p text:style-name="P38">It can be coupled with a with electric field dynamo for autonomous operation in theory but it would only work if combined with a gravity radiator like the flash light one or of another design in the nearby few 10s of kilometers.</text:p>
      <text:p text:style-name="P38">If used on large scale without such a gravity like radiator, can raise the temperature of the planet.</text:p>
      <text:p text:style-name="P39">Also acceleration of the speed will consume energy.</text:p>
      <text:h text:style-name="Heading_20_1" text:outline-level="1">The Soviet automobiles <text:span text:style-name="T16">except Lada</text:span></text:h>
      <text:p text:style-name="P40">The driving torque was produced by over-unity electric motor. The piston was made out of porous aluminium, oxidied by Nitrogen Tri oxide, and deoxidied when going down a hill, to restore charge.</text:p>
      <text:p text:style-name="P40">The oxidation and deoxidation was done by controlling pressure and tempetature within the cylinder.</text:p>
      <text:p text:style-name="P40">The periodic repair was to replace the oxidised aluminium.</text:p>
      <text:p text:style-name="P40">The RPM speed of the electric over unity motor was comparable to a petrol engine, and as such, resistive losses were low.</text:p>
      <text:h text:style-name="Heading_20_1" text:outline-level="1">FTL planes — part knowledge only</text:h>
      <text:p text:style-name="P41">One of the versions of the FTL plane is basically a over-unity motor that produces inward radiation, which is caught by the back bent wings.</text:p>
      <text:p text:style-name="P41">The body of the craft acts as a energy radiator propelling the craft forward.</text:p>
      <text:p text:style-name="P41">Inside the engines there would be an asymmetrical capacitor with ferrite material between the plates, the fan in the engine rotates for unknown to me reason.</text:p>
      <text:p text:style-name="P41">Perhaps in the nose of the propeller there is a little tabernacle with coil around dielectric, which would produce explosive sparcs at the end of the engine to produce conventional looking launch.</text:p>
      <text:p text:style-name="P41">The FTL mode would be activated by dumping electrons in the stratosphere and also helium to avoid an arc breakdown due to high electric fields.</text:p>
      <text:p text:style-name="P41"><text:soft-page-break/>This results in exponential expansion of velocity without it expanding the impulse.</text:p>
      <text:p text:style-name="P41">It is not completely known why upon arriving at the other planet, it doesn’t settle for the momentum coordinate but for the velocity coordinate.</text:p>
      <text:p text:style-name="P41">Perhaps it only works that way if there is change of gravitational potential which makes the impulse be redefined, because the change is measured by the observers of the plane, they arrive at the destination.</text:p>
      <text:p text:style-name="P42">The magnetic core of the capacitor has sawtooth shape on one side to rotate the blades of the fan with the generated impulse.</text:p>
      <text:h text:style-name="Heading_20_1" text:outline-level="1">Flying saucers — marked undesirable</text:h>
      <text:p text:style-name="P43">The «tabernacle» aka capacitor core with coil can only be made by sacrificing a person who is in some way «married» to the sacrificer.</text:p>
      <text:p text:style-name="P43">To make a flying saucer that works in space, even on orbit, one has to utilise the 9 goldium radiators and the conventional energy inward radiator aka resistor inverting inductor/transformer but the «tabernacle» radiator involves a sacrifice.</text:p>
      <text:p text:style-name="P43">For that reason the flying saucer could and should be considered undesirable.</text:p>
      <text:p text:style-name="P43">Nothe these would still use lift for their launch if there is Aether pumped grid on the ground. This grid will prevent them from verically landing or taking off.</text:p>
      <text:h text:style-name="Heading_20_1" text:outline-level="1">DDR6 ECC and DDR7 restrictions</text:h>
      <text:p text:style-name="P44">DDR6 ECC memory, <text:span text:style-name="T18">if using same pin count,</text:span> would have to poison the users because[1] the spark-plug of the magnetic and dielectric mono-spin radiators would decay the material in the spark plug, which would, if the spark plug is about 1mm^3 of insulator about 10 nano particles per second estimated.</text:p>
      <text:p text:style-name="P45">DDR7 not possible with same pin count.</text:p>
      <text:p text:style-name="P45">However DDR6 and 5 might not quite have to poison the user as it might contains actual «gold» cables for the clkREF instead of signal generators.</text:p>
      <text:p text:style-name="P45">This means that the 5 m1 metals on TSMC are 5 Earth level goldium cables for splitting the signal and not general routing cables.</text:p>
      <text:p text:style-name="P45">They have to be made in equal amounts <text:span text:style-name="T19">or part matter a small dumbell for the unbalanced part matters</text:span>.</text:p>
      <text:p text:style-name="P45">Also AMD/TSMC cpu chips would have to have gold and normal displays for dual use Hell/Earth and if implementing DDR6 would have 10 «gold» cables for 10600 GBps operations which means it would have to change display technology to have gold and level 2 gold cables in the screen instead of gold and normal.</text:p>
      <text:p text:style-name="P45">If there is normally a third display aka inraloka display / tripple user then it is not clear how this is going to be implemented with DDR6. With DDR5 the Inraloka display can be done with level 2 gold cables in the screen.</text:p>
      <text:p text:style-name="P47"><text:soft-page-break/>However gold splitting the signals is dependent on the level of pariality of matter. It works, presumably, at mono planet layer where the one signal layer is the next level of partial matter. But if we go one level wholesome matter up or down, it would presumably not work, so a general usable PC woudn’t use the signal splitting because at the «Earth» level all signals can be combined, and thus, on «Sharon» aka Earth-Mars-Venus the signal splitting wouldn’t work and such microchip would be non functional.</text:p>
      <text:h text:style-name="Heading_20_1" text:outline-level="1">Competition Chip manufacturing / Heater manufacturing</text:h>
      <text:p text:style-name="P46">The part matter cables can be used on the «hell» layer to heat a boiler or a heater with energy generated on the «earth» layer which could be more important to some countries than producing their own DDR5 / DDR6 technology micro chips.</text:p>
      <text:p text:style-name="P52">Split layer manufacturing generally requires a person with somewhat significant magical ability aand as such re appointing such people to make micro chips in large quantities could be considered a waste of effort.</text:p>
      <text:h text:style-name="Heading_20_1" text:outline-level="1">`Merica / Hungary vs rest of world — physics difference</text:h>
      <text:p text:style-name="P53">In the USA and Hungary there is 6 for proton and 4 for electron instead of 5 and 3 wave functions at the Earth layer.</text:p>
      <text:p text:style-name="P53">At the «hell» layer there is 4 and 3 instead of 3 and 2.</text:p>
      <text:p text:style-name="P53">This means that a power generator would have to race one more law of physics against the accordylene signal aka conventional power pull.</text:p>
      <text:p text:style-name="P53">An example 3 law and accordylene signal generator would be a pair of ferrite rods, with one coil around both and one around only one, connected sequentially, which would give one Aether pump, one assymmetrtical spin magnetic radiator, one unbalanced torque radiator, and the accordylene signal generator circuit connected to the coils.</text:p>
      <text:p text:style-name="P53">On the hell layer energy is consumed by making the heater coils out of partial matter, which gives it energy from the Earth layer.</text:p>
      <text:p text:style-name="P53">On the Sharon layer, or, Inraloka layer, the same generator is built with gold aka part matter coils but the devices use conventional matter which make it radiate in the Earth layer.</text:p>
      <text:p text:style-name="P53">But we might not care much about the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3-04T11:15:14.304525424</dc:date>
    <meta:editing-duration>PT4H38M47S</meta:editing-duration>
    <meta:editing-cycles>80</meta:editing-cycles>
    <meta:generator>LibreOffice/24.2.7.2$Linux_X86_64 LibreOffice_project/420$Build-2</meta:generator>
    <meta:document-statistic meta:table-count="0" meta:image-count="0" meta:object-count="10" meta:page-count="8" meta:paragraph-count="154" meta:word-count="3292" meta:character-count="19128" meta:non-whitespace-character-count="15966"/>
  </office:meta>
</office:document-meta>
</file>

<file path=Object 1/content.xml><?xml version="1.0" encoding="utf-8"?>
<math xmlns="http://www.w3.org/1998/Math/MathML" display="block">
  <semantics>
    <mrow>
      <mrow>
        <mo stretchy="false">−</mo>
        <mi>i</mi>
      </mrow>
      <mi mathvariant="normal">ℏ</mi>
      <mrow>
        <mo fence="true" form="prefix" stretchy="false">(</mo>
        <mrow>
          <mrow>
            <mrow>
              <msub>
                <mo stretchy="false">∂</mo>
                <mi>μ</mi>
              </msub>
              <mo stretchy="false">+</mo>
              <mi>α</mi>
            </mrow>
            <msup>
              <mo stretchy="false">∂</mo>
              <mi>μ</mi>
            </msup>
            <msub>
              <mo stretchy="false">∂</mo>
              <mi>μ</mi>
            </msub>
          </mrow>
        </mrow>
        <mo fence="true" form="postfix" stretchy="false">)</mo>
      </mrow>
      <mrow>
        <mi>ψ</mi>
        <mo stretchy="false">=</mo>
        <mi>k</mi>
      </mrow>
      <mi>ψ</mi>
      <mrow>
        <msqrt>
          <mrow>
            <mrow>
              <mo fence="true" form="prefix" stretchy="false">(</mo>
              <mrow>
                <mrow>
                  <mrow>
                    <msup>
                      <mo stretchy="false">∂</mo>
                      <mi>ψ</mi>
                    </msup>
                    <mo stretchy="false">+</mo>
                    <msup>
                      <mi>A</mi>
                      <mi>μ</mi>
                    </msup>
                  </mrow>
                  <mrow>
                    <mi>q</mi>
                    <mo stretchy="false">+</mo>
                    <msup>
                      <mi>H</mi>
                      <mi>μ</mi>
                    </msup>
                  </mrow>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sub>
          <mo stretchy="false">⊗</mo>
          <mi mathvariant="normal">Δ</mi>
        </msub>
        <mi>ψ</mi>
      </mrow>
    </mrow>
    <annotation encoding="StarMath 5.0">-i hbar (partial_%mu+%alpha partial^%mu partial_%mu) %psi=k %psi sqrt {( partial^%psi+A^%mu q+H^%mu )otimes_%DELTA(partial_%eta+H_%eta+hbar x  )} otimes_%DELTA (1+H^%mu H_%eta ) otimes_%DELTA %psi</annotation>
  </semantics>
</math>
</file>

<file path=Object 10/content.xml><?xml version="1.0" encoding="utf-8"?>
<math xmlns="http://www.w3.org/1998/Math/MathML" display="block">
  <semantics>
    <mrow>
      <msup>
        <mo stretchy="false">∂</mo>
        <mi>μ</mi>
      </msup>
      <mrow>
        <mi>E</mi>
        <mo stretchy="false">=</mo>
        <mi>q</mi>
      </mrow>
      <mfrac>
        <msup>
          <mi>ψ</mi>
          <mi>n</mi>
        </msup>
        <msub>
          <mi>ε</mi>
          <mn>0</mn>
        </msub>
      </mfrac>
    </mrow>
    <annotation encoding="StarMath 5.0">partial^%mu E=q %psi^n over %varepsilon_0</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

<file path=Object 7/content.xml><?xml version="1.0" encoding="utf-8"?>
<math xmlns="http://www.w3.org/1998/Math/MathML" display="block">
  <semantics>
    <mrow>
      <mi mathvariant="normal">ℏ</mi>
      <mrow>
        <mi>x</mi>
        <mo stretchy="false">=</mo>
        <mrow>
          <mo fence="true" form="prefix" stretchy="false">(</mo>
          <mrow>
            <mrow>
              <mrow>
                <mi>λ</mi>
                <mo stretchy="false">+</mo>
                <mfrac>
                  <mn>1</mn>
                  <mi>c</mi>
                </mfrac>
              </mrow>
              <mrow>
                <mfrac>
                  <mo stretchy="false">∂</mo>
                  <mrow>
                    <mo stretchy="false">∂</mo>
                    <mi>t</mi>
                  </mrow>
                </mfrac>
                <msub>
                  <mo stretchy="false">⊗</mo>
                  <mi mathvariant="normal">Δ</mi>
                </msub>
                <mfrac>
                  <msqrt>
                    <mn>3</mn>
                  </msqrt>
                  <msqrt>
                    <mn>3.1</mn>
                  </msqrt>
                </mfrac>
              </mrow>
              <mi>λ</mi>
            </mrow>
          </mrow>
          <mo fence="true" form="postfix" stretchy="false">)</mo>
        </mrow>
      </mrow>
    </mrow>
    <annotation encoding="StarMath 5.0">hbar x=( %lambda+ 1 over c {partial over {partial t}} otimes_%DELTA {sqrt {3} over sqrt {3.1}} %lambda )</annotation>
  </semantics>
</math>
</file>

<file path=Object 8/content.xml><?xml version="1.0" encoding="utf-8"?>
<math xmlns="http://www.w3.org/1998/Math/MathML" display="block">
  <semantics>
    <mrow>
      <mi>m</mi>
      <msup>
        <mi>β</mi>
        <mn>3</mn>
      </msup>
      <mi>a</mi>
      <mn>.</mn>
      <mi>v</mi>
    </mrow>
    <annotation encoding="StarMath 5.0">m %beta^3 a.v</annotation>
  </semantics>
</math>
</file>

<file path=Object 9/content.xml><?xml version="1.0" encoding="utf-8"?>
<math xmlns="http://www.w3.org/1998/Math/MathML" display="block">
  <semantics>
    <mrow>
      <mi>m</mi>
      <msup>
        <mi>β</mi>
        <mn>2</mn>
      </msup>
      <mi>a</mi>
      <mn>.</mn>
      <mi>v</mi>
    </mrow>
    <annotation encoding="StarMath 5.0">m %beta^2 a .v</annotation>
  </semantics>
</math>
</file>